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25-02-1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24-01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23-09-2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23-02-1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22-02-1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20-12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20-01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9-08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9-02-1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8-09-0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7-12-1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7-02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6-09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6-02-0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5-02-23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4-09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3-08-1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3-01-1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2-09-2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1-12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1-01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10-01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9-02-1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8-09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8-01-3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7-02-0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6-09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6-02-0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5-06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5-01-21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4-11-0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4-09-1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4-05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4-02-0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3-11-1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3-09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3-04-2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3-01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2-11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2-09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2-06-1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2-04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2-02-2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1-05-0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1-02-0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2000-01-2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115201</text:p>
          </table:table-cell>
          <table:table-cell office:value-type="string" calcext:value-type="string">
            <text:p>LJ-60-63-503</text:p>
          </table:table-cell>
          <table:table-cell office:value-type="string" calcext:value-type="string">
            <text:p>198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